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272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5819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878in"/>
    </style:style>
    <style:style style:name="co13" style:family="table-column">
      <style:table-column-properties fo:break-before="auto" style:column-width="0.9161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3583in"/>
    </style:style>
    <style:style style:name="co17" style:family="table-column">
      <style:table-column-properties fo:break-before="auto" style:column-width="1.9425in"/>
    </style:style>
    <style:style style:name="co19" style:family="table-column">
      <style:table-column-properties fo:break-before="auto" style:column-width="1.2453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1.0307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0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1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2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31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18:RESULTS.A19 RESULTS.B18:RESULTS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18:RESULTS.A19 RESULTS.C18:RESULTS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ce31"/>
        <table:table-column table:style-name="co13" table:default-cell-style-name="Default"/>
        <table:table-column table:style-name="co6" table:default-cell-style-name="Default"/>
        <table:table-column table:style-name="co12" table:default-cell-style-name="ce31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31"/>
        <table:table-column table:style-name="co19" table:default-cell-style-name="ce31"/>
        <table:table-column table:style-name="co18" table:number-columns-repeated="39" table:default-cell-style-name="Default"/>
        <table:table-row table:style-name="ro2">
          <table:table-cell table:style-name="ce2" table:number-columns-spanned="2" table:number-rows-spanned="2"/>
          <table:covered-table-cell table:style-name="ce2"/>
          <table:table-cell table:style-name="ce2"/>
          <table:table-cell table:style-name="ce16" office:value-type="string" calcext:value-type="string" table:number-columns-spanned="21" table:number-rows-spanned="1">
            <text:p>Relative improvement over the best result of heuristics averaged over 22 instances</text:p>
          </table:table-cell>
          <table:covered-table-cell table:style-name="ce16"/>
          <table:covered-table-cell table:style-name="ce24"/>
          <table:covered-table-cell table:number-columns-repeated="5" table:style-name="ce16"/>
          <table:covered-table-cell table:style-name="ce24"/>
          <table:covered-table-cell table:number-columns-repeated="2" table:style-name="ce16"/>
          <table:covered-table-cell table:style-name="ce24"/>
          <table:covered-table-cell table:number-columns-repeated="7" table:style-name="ce16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3">
          <table:covered-table-cell table:number-columns-repeated="2" table:style-name="ce2"/>
          <table:table-cell table:style-name="ce2"/>
          <table:table-cell table:style-name="ce19" office:value-type="string" calcext:value-type="string">
            <text:p>bier127</text:p>
          </table:table-cell>
          <table:table-cell table:style-name="ce19" office:value-type="string" calcext:value-type="string">
            <text:p>ch130</text:p>
          </table:table-cell>
          <table:table-cell table:style-name="ce23" office:value-type="string" calcext:value-type="string">
            <text:p>ch150</text:p>
          </table:table-cell>
          <table:table-cell table:style-name="ce19" office:value-type="string" calcext:value-type="string">
            <text:p>d198</text:p>
          </table:table-cell>
          <table:table-cell table:style-name="ce19" office:value-type="string" calcext:value-type="string">
            <text:p>eil101</text:p>
          </table:table-cell>
          <table:table-cell table:style-name="ce19" office:value-type="string" calcext:value-type="string">
            <text:p>gr120</text:p>
          </table:table-cell>
          <table:table-cell table:style-name="ce19" office:value-type="string" calcext:value-type="string">
            <text:p>gr137</text:p>
          </table:table-cell>
          <table:table-cell table:style-name="ce19" office:value-type="string" calcext:value-type="string">
            <text:p>kroA100</text:p>
          </table:table-cell>
          <table:table-cell table:style-name="ce23" office:value-type="string" calcext:value-type="string">
            <text:p>kroA150</text:p>
          </table:table-cell>
          <table:table-cell table:style-name="ce19" office:value-type="string" calcext:value-type="string">
            <text:p>kroB100</text:p>
          </table:table-cell>
          <table:table-cell table:style-name="ce19" office:value-type="string" calcext:value-type="string">
            <text:p>kroB150</text:p>
          </table:table-cell>
          <table:table-cell table:style-name="ce23" office:value-type="string" calcext:value-type="string">
            <text:p>kroC100</text:p>
          </table:table-cell>
          <table:table-cell table:style-name="ce19" office:value-type="string" calcext:value-type="string">
            <text:p>kroD100</text:p>
          </table:table-cell>
          <table:table-cell table:style-name="ce19" office:value-type="string" calcext:value-type="string">
            <text:p>kroE100</text:p>
          </table:table-cell>
          <table:table-cell table:style-name="ce19" office:value-type="string" calcext:value-type="string">
            <text:p>lin105</text:p>
          </table:table-cell>
          <table:table-cell table:style-name="ce19" office:value-type="string" calcext:value-type="string">
            <text:p>pr107</text:p>
          </table:table-cell>
          <table:table-cell table:style-name="ce19" office:value-type="string" calcext:value-type="string">
            <text:p>pr124</text:p>
          </table:table-cell>
          <table:table-cell table:style-name="ce19" office:value-type="string" calcext:value-type="string">
            <text:p>pr136</text:p>
          </table:table-cell>
          <table:table-cell table:style-name="ce19" office:value-type="string" calcext:value-type="string">
            <text:p>pr144</text:p>
          </table:table-cell>
          <table:table-cell table:style-name="ce19" office:value-type="string" calcext:value-type="string">
            <text:p>pr152</text:p>
          </table:table-cell>
          <table:table-cell table:style-name="ce19" office:value-type="string" calcext:value-type="string">
            <text:p>rat195</text:p>
          </table:table-cell>
          <table:table-cell table:style-name="ce19" office:value-type="string" calcext:value-type="string">
            <text:p>rd100</text:p>
          </table:table-cell>
          <table:table-cell table:style-name="ce19" office:value-type="string" calcext:value-type="string">
            <text:p>si175</text:p>
          </table:table-cell>
          <table:table-cell table:style-name="ce19" office:value-type="string" calcext:value-type="string">
            <text:p>u159</text:p>
          </table:table-cell>
          <table:table-cell table:style-name="ce131" table:number-columns-repeated="30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Optimal value →</text:p>
          </table:table-cell>
          <table:covered-table-cell table:style-name="ce2"/>
          <table:table-cell table:style-name="ce2"/>
          <table:table-cell table:style-name="ce19"/>
          <table:table-cell table:style-name="ce22" office:value-type="float" office:value="6110.86094968039" calcext:value-type="float">
            <text:p>6110.86094968039</text:p>
          </table:table-cell>
          <table:table-cell table:style-name="ce26" office:value-type="float" office:value="6532.28093314576" calcext:value-type="float">
            <text:p>6532.28093314576</text:p>
          </table:table-cell>
          <table:table-cell table:style-name="ce19"/>
          <table:table-cell table:style-name="ce22" office:value-type="float" office:value="642.309535790602" calcext:value-type="float">
            <text:p>642.309535790602</text:p>
          </table:table-cell>
          <table:table-cell table:style-name="ce22" office:value-type="float" office:value="6942" calcext:value-type="float">
            <text:p>6942</text:p>
          </table:table-cell>
          <table:table-cell table:style-name="ce19"/>
          <table:table-cell table:style-name="ce22" office:value-type="float" office:value="21285.4431815711" calcext:value-type="float">
            <text:p>21285.4431815711</text:p>
          </table:table-cell>
          <table:table-cell table:style-name="ce23"/>
          <table:table-cell table:style-name="ce19" table:number-columns-repeated="2"/>
          <table:table-cell table:style-name="ce26" office:value-type="float" office:value="20750.7625036875" calcext:value-type="float">
            <text:p>20750.7625036875</text:p>
          </table:table-cell>
          <table:table-cell table:style-name="ce22" office:value-type="float" office:value="21294.2908214904" calcext:value-type="float">
            <text:p>21294.2908214904</text:p>
          </table:table-cell>
          <table:table-cell table:style-name="ce19"/>
          <table:table-cell table:style-name="ce22" office:value-type="float" office:value="14382.9959334512" calcext:value-type="float">
            <text:p>14382.9959334512</text:p>
          </table:table-cell>
          <table:table-cell table:style-name="ce19" table:number-columns-repeated="6"/>
          <table:table-cell table:style-name="ce22" office:value-type="float" office:value="7910.39621021501" calcext:value-type="float">
            <text:p>7910.39621021501</text:p>
          </table:table-cell>
          <table:table-cell table:style-name="ce19" table:number-columns-repeated="2"/>
          <table:table-cell table:style-name="ce131" table:number-columns-repeated="30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Best result of heuristics →</text:p>
          </table:table-cell>
          <table:covered-table-cell table:style-name="ce2"/>
          <table:table-cell table:style-name="ce2"/>
          <table:table-cell office:value-type="float" office:value="122527.859093309" calcext:value-type="float">
            <text:p>122527.859093309</text:p>
          </table:table-cell>
          <table:table-cell office:value-type="float" office:value="6290.35582656011" calcext:value-type="float">
            <text:p>6290.35582656011</text:p>
          </table:table-cell>
          <table:table-cell table:style-name="Default" office:value-type="float" office:value="6753.34509089076" calcext:value-type="float">
            <text:p>6753.34509089076</text:p>
          </table:table-cell>
          <table:table-cell office:value-type="float" office:value="16084.461275953" calcext:value-type="float">
            <text:p>16084.461275953</text:p>
          </table:table-cell>
          <table:table-cell office:value-type="float" office:value="665.185957401641" calcext:value-type="float">
            <text:p>665.185957401641</text:p>
          </table:table-cell>
          <table:table-cell office:value-type="float" office:value="7155" calcext:value-type="float">
            <text:p>7155</text:p>
          </table:table-cell>
          <table:table-cell office:value-type="float" office:value="71496.4462589178" calcext:value-type="float">
            <text:p>71496.4462589178</text:p>
          </table:table-cell>
          <table:table-cell office:value-type="float" office:value="21630.3357524438" calcext:value-type="float">
            <text:p>21630.3357524438</text:p>
          </table:table-cell>
          <table:table-cell table:style-name="Default" office:value-type="float" office:value="27299.2361758235" calcext:value-type="float">
            <text:p>27299.2361758235</text:p>
          </table:table-cell>
          <table:table-cell office:value-type="float" office:value="22690.9705308375" calcext:value-type="float">
            <text:p>22690.9705308375</text:p>
          </table:table-cell>
          <table:table-cell office:value-type="float" office:value="26702.6255271639" calcext:value-type="float">
            <text:p>26702.6255271639</text:p>
          </table:table-cell>
          <table:table-cell table:style-name="ce23" office:value-type="float" office:value="20926.3524874931" calcext:value-type="float">
            <text:p>20926.3524874931</text:p>
          </table:table-cell>
          <table:table-cell office:value-type="float" office:value="21684.3979839534" calcext:value-type="float">
            <text:p>21684.3979839534</text:p>
          </table:table-cell>
          <table:table-cell office:value-type="float" office:value="22499.5302828636" calcext:value-type="float">
            <text:p>22499.5302828636</text:p>
          </table:table-cell>
          <table:table-cell table:style-name="ce19" office:value-type="float" office:value="14626.4222722864" calcext:value-type="float">
            <text:p>14626.4222722864</text:p>
          </table:table-cell>
          <table:table-cell office:value-type="float" office:value="45072.168108085" calcext:value-type="float">
            <text:p>45072.168108085</text:p>
          </table:table-cell>
          <table:table-cell office:value-type="float" office:value="59936.5348678197" calcext:value-type="float">
            <text:p>59936.5348678197</text:p>
          </table:table-cell>
          <table:table-cell office:value-type="float" office:value="101820.559181615" calcext:value-type="float">
            <text:p>101820.559181615</text:p>
          </table:table-cell>
          <table:table-cell office:value-type="float" office:value="59334.5004365251" calcext:value-type="float">
            <text:p>59334.5004365251</text:p>
          </table:table-cell>
          <table:table-cell table:style-name="Default" office:value-type="float" office:value="73840.6639992032" calcext:value-type="float">
            <text:p>73840.6639992032</text:p>
          </table:table-cell>
          <table:table-cell table:style-name="Default" office:value-type="float" office:value="2520.96473011101" calcext:value-type="float">
            <text:p>2520.96473011101</text:p>
          </table:table-cell>
          <table:table-cell table:style-name="ce19" office:value-type="float" office:value="8115.63423178532" calcext:value-type="float">
            <text:p>8115.63423178532</text:p>
          </table:table-cell>
          <table:table-cell office:value-type="float" office:value="21683" calcext:value-type="float">
            <text:p>21683</text:p>
          </table:table-cell>
          <table:table-cell office:value-type="float" office:value="44426.5104279153" calcext:value-type="float">
            <text:p>44426.5104279153</text:p>
          </table:table-cell>
          <table:table-cell table:style-name="ce131" table:number-columns-repeated="30"/>
          <table:table-cell table:number-columns-repeated="6"/>
        </table:table-row>
        <table:table-row table:style-name="ro3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2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12"/>
          <table:table-cell table:style-name="ce131" table:number-columns-repeated="30"/>
          <table:table-cell table:number-columns-repeated="6"/>
        </table:table-row>
        <table:table-row table:style-name="ro6">
          <table:table-cell table:style-name="ce4" table:number-columns-repeated="3"/>
          <table:table-cell table:style-name="ce18" office:value-type="string" calcext:value-type="string" table:number-columns-spanned="21" table:number-rows-spanned="1">
            <text:p>Absolute values</text:p>
          </table:table-cell>
          <table:covered-table-cell table:style-name="ce4"/>
          <table:covered-table-cell table:style-name="ce24"/>
          <table:covered-table-cell table:number-columns-repeated="5" table:style-name="ce4"/>
          <table:covered-table-cell table:style-name="ce24"/>
          <table:covered-table-cell table:number-columns-repeated="2" table:style-name="ce4"/>
          <table:covered-table-cell table:style-name="ce24"/>
          <table:covered-table-cell table:number-columns-repeated="7" table:style-name="ce4"/>
          <table:covered-table-cell table:number-columns-repeated="2" table:style-name="ce24"/>
          <table:table-cell table:style-name="ce61" table:number-columns-repeated="39"/>
        </table:table-row>
        <table:table-row table:style-name="ro5">
          <table:table-cell table:style-name="ce5" office:value-type="string" calcext:value-type="string">
            <text:p>size = 3, m = 10%</text:p>
          </table:table-cell>
          <table:table-cell table:style-name="ce11" table:number-columns-repeated="2"/>
          <table:table-cell office:value-type="float" office:value="121684.933400719" calcext:value-type="float">
            <text:p>121684.933400719</text:p>
          </table:table-cell>
          <table:table-cell office:value-type="float" office:value="6287.95081400932" calcext:value-type="float">
            <text:p>6287.95081400932</text:p>
          </table:table-cell>
          <table:table-cell table:style-name="Default" office:value-type="float" office:value="6753.34509089076" calcext:value-type="float">
            <text:p>6753.34509089076</text:p>
          </table:table-cell>
          <table:table-cell office:value-type="float" office:value="16084.461275953" calcext:value-type="float">
            <text:p>16084.461275953</text:p>
          </table:table-cell>
          <table:table-cell office:value-type="float" office:value="661.723550848679" calcext:value-type="float">
            <text:p>661.723550848679</text:p>
          </table:table-cell>
          <table:table-cell office:value-type="float" office:value="7155" calcext:value-type="float">
            <text:p>7155</text:p>
          </table:table-cell>
          <table:table-cell office:value-type="float" office:value="71192.7798557833" calcext:value-type="float">
            <text:p>71192.7798557833</text:p>
          </table:table-cell>
          <table:table-cell office:value-type="float" office:value="21585.7614159792" calcext:value-type="float">
            <text:p>21585.7614159792</text:p>
          </table:table-cell>
          <table:table-cell table:style-name="Default" office:value-type="float" office:value="27228.221208259" calcext:value-type="float">
            <text:p>27228.221208259</text:p>
          </table:table-cell>
          <table:table-cell office:value-type="float" office:value="22545.0431852729" calcext:value-type="float">
            <text:p>22545.0431852729</text:p>
          </table:table-cell>
          <table:table-cell office:value-type="float" office:value="26702.6255271639" calcext:value-type="float">
            <text:p>26702.6255271639</text:p>
          </table:table-cell>
          <table:table-cell table:style-name="Default" office:value-type="float" office:value="20893.6170343615" calcext:value-type="float">
            <text:p>20893.6170343615</text:p>
          </table:table-cell>
          <table:table-cell office:value-type="float" office:value="21677.990149328" calcext:value-type="float">
            <text:p>21677.990149328</text:p>
          </table:table-cell>
          <table:table-cell office:value-type="float" office:value="22487.9244078593" calcext:value-type="float">
            <text:p>22487.9244078593</text:p>
          </table:table-cell>
          <table:table-cell office:value-type="float" office:value="14626.4222722864" calcext:value-type="float">
            <text:p>14626.4222722864</text:p>
          </table:table-cell>
          <table:table-cell office:value-type="float" office:value="44577.3169189016" calcext:value-type="float">
            <text:p>44577.3169189016</text:p>
          </table:table-cell>
          <table:table-cell office:value-type="float" office:value="59935.3978983596" calcext:value-type="float">
            <text:p>59935.3978983596</text:p>
          </table:table-cell>
          <table:table-cell office:value-type="float" office:value="101820.559181615" calcext:value-type="float">
            <text:p>101820.559181615</text:p>
          </table:table-cell>
          <table:table-cell office:value-type="float" office:value="58912.863875323" calcext:value-type="float">
            <text:p>58912.863875323</text:p>
          </table:table-cell>
          <table:table-cell table:style-name="Default" office:value-type="float" office:value="73840.6639992032" calcext:value-type="float">
            <text:p>73840.6639992032</text:p>
          </table:table-cell>
          <table:table-cell table:style-name="Default" office:value-type="float" office:value="2494.15158283497" calcext:value-type="float">
            <text:p>2494.15158283497</text:p>
          </table:table-cell>
          <table:table-cell office:value-type="float" office:value="8027.31614361556" calcext:value-type="float">
            <text:p>8027.31614361556</text:p>
          </table:table-cell>
          <table:table-cell office:value-type="float" office:value="21618.3333333333" calcext:value-type="float">
            <text:p>21618.3333333333</text:p>
          </table:table-cell>
          <table:table-cell office:value-type="float" office:value="44176.540166877" calcext:value-type="float">
            <text:p>44176.540166877</text:p>
          </table:table-cell>
          <table:table-cell table:number-columns-repeated="3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1" table:number-columns-repeated="2"/>
          <table:table-cell office:value-type="float" office:value="121653.237890661" calcext:value-type="float">
            <text:p>121653.237890661</text:p>
          </table:table-cell>
          <table:table-cell office:value-type="float" office:value="6290.35582656011" calcext:value-type="float">
            <text:p>6290.35582656011</text:p>
          </table:table-cell>
          <table:table-cell table:style-name="Default" office:value-type="float" office:value="6752.28519873742" calcext:value-type="float">
            <text:p>6752.28519873742</text:p>
          </table:table-cell>
          <table:table-cell office:value-type="float" office:value="16084.461275953" calcext:value-type="float">
            <text:p>16084.461275953</text:p>
          </table:table-cell>
          <table:table-cell office:value-type="float" office:value="660.789396809179" calcext:value-type="float">
            <text:p>660.789396809179</text:p>
          </table:table-cell>
          <table:table-cell office:value-type="float" office:value="7136.33333333333" calcext:value-type="float">
            <text:p>7136.33333333333</text:p>
          </table:table-cell>
          <table:table-cell office:value-type="float" office:value="71199.8145214943" calcext:value-type="float">
            <text:p>71199.8145214943</text:p>
          </table:table-cell>
          <table:table-cell office:value-type="float" office:value="21498.1886968334" calcext:value-type="float">
            <text:p>21498.1886968334</text:p>
          </table:table-cell>
          <table:table-cell table:style-name="Default" office:value-type="float" office:value="27184.9844680142" calcext:value-type="float">
            <text:p>27184.9844680142</text:p>
          </table:table-cell>
          <table:table-cell office:value-type="float" office:value="22498.4898598959" calcext:value-type="float">
            <text:p>22498.4898598959</text:p>
          </table:table-cell>
          <table:table-cell office:value-type="float" office:value="26702.6255271639" calcext:value-type="float">
            <text:p>26702.6255271639</text:p>
          </table:table-cell>
          <table:table-cell table:style-name="Default" office:value-type="float" office:value="20821.1300535898" calcext:value-type="float">
            <text:p>20821.1300535898</text:p>
          </table:table-cell>
          <table:table-cell office:value-type="float" office:value="21681.625451823" calcext:value-type="float">
            <text:p>21681.625451823</text:p>
          </table:table-cell>
          <table:table-cell office:value-type="float" office:value="22471.3355492809" calcext:value-type="float">
            <text:p>22471.3355492809</text:p>
          </table:table-cell>
          <table:table-cell office:value-type="float" office:value="14626.4222722864" calcext:value-type="float">
            <text:p>14626.4222722864</text:p>
          </table:table-cell>
          <table:table-cell office:value-type="float" office:value="44618.9412087921" calcext:value-type="float">
            <text:p>44618.9412087921</text:p>
          </table:table-cell>
          <table:table-cell office:value-type="float" office:value="59852.2178179931" calcext:value-type="float">
            <text:p>59852.2178179931</text:p>
          </table:table-cell>
          <table:table-cell office:value-type="float" office:value="101820.559181615" calcext:value-type="float">
            <text:p>101820.559181615</text:p>
          </table:table-cell>
          <table:table-cell office:value-type="float" office:value="59010.1073497882" calcext:value-type="float">
            <text:p>59010.1073497882</text:p>
          </table:table-cell>
          <table:table-cell table:style-name="Default" office:value-type="float" office:value="73840.6639992032" calcext:value-type="float">
            <text:p>73840.6639992032</text:p>
          </table:table-cell>
          <table:table-cell table:style-name="Default" office:value-type="float" office:value="2520.96473011101" calcext:value-type="float">
            <text:p>2520.96473011101</text:p>
          </table:table-cell>
          <table:table-cell office:value-type="float" office:value="8067.84084874543" calcext:value-type="float">
            <text:p>8067.84084874543</text:p>
          </table:table-cell>
          <table:table-cell office:value-type="float" office:value="21608" calcext:value-type="float">
            <text:p>21608</text:p>
          </table:table-cell>
          <table:table-cell office:value-type="float" office:value="44154.0430133171" calcext:value-type="float">
            <text:p>44154.0430133171</text:p>
          </table:table-cell>
          <table:table-cell table:number-columns-repeated="36"/>
        </table:table-row>
        <table:table-row table:style-name="ro6">
          <table:table-cell table:style-name="ce4" table:number-columns-spanned="2" table:number-rows-spanned="1"/>
          <table:covered-table-cell table:style-name="ce11" table:formula="of:=SUM([.D9:.X9])/22" office:value-type="float" office:value="0" calcext:value-type="float">
            <text:p>0</text:p>
          </table:covered-table-cell>
          <table:table-cell table:style-name="ce11"/>
          <table:table-cell table:style-name="ce18" office:value-type="string" calcext:value-type="string" table:number-columns-spanned="21" table:number-rows-spanned="1">
            <text:p>Relative difference of the fitness value in comparison with the best result of heuristics</text:p>
          </table:table-cell>
          <table:covered-table-cell table:style-name="ce16"/>
          <table:covered-table-cell table:style-name="ce24"/>
          <table:covered-table-cell table:number-columns-repeated="5" table:style-name="ce16"/>
          <table:covered-table-cell table:style-name="ce24"/>
          <table:covered-table-cell table:number-columns-repeated="2" table:style-name="ce16"/>
          <table:covered-table-cell table:style-name="ce24"/>
          <table:covered-table-cell table:number-columns-repeated="7" table:style-name="ce16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3, m = 10%</text:p>
          </table:table-cell>
          <table:table-cell table:style-name="ce11" table:formula="of:=SUM([.D10:.X10])/15" office:value-type="float" office:value="0.00392821903871534" calcext:value-type="float">
            <text:p>0.003928219038715</text:p>
          </table:table-cell>
          <table:table-cell table:style-name="ce13" table:formula="of:=[.B10]" office:value-type="percentage" office:value="0.00392821903871534" calcext:value-type="percentage">
            <text:p>0.39%</text:p>
          </table:table-cell>
          <table:table-cell table:style-name="ce112" table:formula="of:=([.D4]-[.D7])/[.D4]" office:value-type="float" office:value="0.00687946152677328" calcext:value-type="float">
            <text:p>0.006879461526773</text:p>
          </table:table-cell>
          <table:table-cell table:style-name="ce112" table:formula="of:=([.E4]-[.E7])/[.E4]" office:value-type="float" office:value="0.00038233330786123" calcext:value-type="float">
            <text:p>0.000382333307861</text:p>
          </table:table-cell>
          <table:table-cell table:style-name="ce112" table:formula="of:=([.F4]-[.F7])/[.F4]" office:value-type="float" office:value="0" calcext:value-type="float">
            <text:p>0</text:p>
          </table:table-cell>
          <table:table-cell table:style-name="ce112" table:formula="of:=([.G4]-[.G7])/[.G4]" office:value-type="float" office:value="0" calcext:value-type="float">
            <text:p>0</text:p>
          </table:table-cell>
          <table:table-cell table:style-name="ce112" table:formula="of:=([.H4]-[.H7])/[.H4]" office:value-type="float" office:value="0.0052051708464901" calcext:value-type="float">
            <text:p>0.00520517084649</text:p>
          </table:table-cell>
          <table:table-cell table:style-name="ce112" table:formula="of:=([.I4]-[.I7])/[.I4]" office:value-type="float" office:value="0" calcext:value-type="float">
            <text:p>0</text:p>
          </table:table-cell>
          <table:table-cell table:style-name="ce112" table:formula="of:=([.J4]-[.J7])/[.J4]" office:value-type="float" office:value="0.00424729366316712" calcext:value-type="float">
            <text:p>0.004247293663167</text:p>
          </table:table-cell>
          <table:table-cell table:style-name="ce112" table:formula="of:=([.K4]-[.K7])/[.K4]" office:value-type="float" office:value="0.00206073252744304" calcext:value-type="float">
            <text:p>0.002060732527443</text:p>
          </table:table-cell>
          <table:table-cell table:style-name="ce112" table:formula="of:=([.L4]-[.L7])/[.L4]" office:value-type="float" office:value="0.00260135364620293" calcext:value-type="float">
            <text:p>0.002601353646203</text:p>
          </table:table-cell>
          <table:table-cell table:style-name="ce112" table:formula="of:=([.M4]-[.M7])/[.M4]" office:value-type="float" office:value="0.00643107554021542" calcext:value-type="float">
            <text:p>0.006431075540215</text:p>
          </table:table-cell>
          <table:table-cell table:style-name="ce112" table:formula="of:=([.N4]-[.N7])/[.N4]" office:value-type="float" office:value="0" calcext:value-type="float">
            <text:p>0</text:p>
          </table:table-cell>
          <table:table-cell table:style-name="ce112" table:formula="of:=([.O4]-[.O7])/[.O4]" office:value-type="float" office:value="0.00156431720010254" calcext:value-type="float">
            <text:p>0.001564317200103</text:p>
          </table:table-cell>
          <table:table-cell table:style-name="ce112" table:formula="of:=([.P4]-[.P7])/[.P4]" office:value-type="float" office:value="0.000295504382005359" calcext:value-type="float">
            <text:p>0.000295504382005</text:p>
          </table:table-cell>
          <table:table-cell table:style-name="ce112" table:formula="of:=([.Q4]-[.Q7])/[.Q4]" office:value-type="float" office:value="0.000515827435436112" calcext:value-type="float">
            <text:p>0.000515827435436</text:p>
          </table:table-cell>
          <table:table-cell table:style-name="ce112" table:formula="of:=([.R4]-[.R7])/[.R4]" office:value-type="float" office:value="0" calcext:value-type="float">
            <text:p>0</text:p>
          </table:table-cell>
          <table:table-cell table:style-name="ce112" table:formula="of:=([.S4]-[.S7])/[.S4]" office:value-type="float" office:value="0.0109790855411419" calcext:value-type="float">
            <text:p>0.010979085541142</text:p>
          </table:table-cell>
          <table:table-cell table:style-name="ce112" table:formula="of:=([.T4]-[.T7])/[.T4]" office:value-type="float" office:value="0.0000189695560911977" calcext:value-type="float">
            <text:p>1.89695560911977E-05</text:p>
          </table:table-cell>
          <table:table-cell table:style-name="ce112" table:formula="of:=([.U4]-[.U7])/[.U4]" office:value-type="float" office:value="4.85918680609455E-015" calcext:value-type="float">
            <text:p>4.85918680609455E-15</text:p>
          </table:table-cell>
          <table:table-cell table:style-name="ce112" table:formula="of:=([.V4]-[.V7])/[.V4]" office:value-type="float" office:value="0.00710609439870734" calcext:value-type="float">
            <text:p>0.007106094398707</text:p>
          </table:table-cell>
          <table:table-cell table:style-name="ce112" table:formula="of:=([.W4]-[.W7])/[.W4]" office:value-type="float" office:value="0" calcext:value-type="float">
            <text:p>0</text:p>
          </table:table-cell>
          <table:table-cell table:style-name="ce112" table:formula="of:=([.X4]-[.X7])/[.X4]" office:value-type="float" office:value="0.0106360660090878" calcext:value-type="float">
            <text:p>0.010636066009088</text:p>
          </table:table-cell>
          <table:table-cell table:style-name="ce112" table:formula="of:=([.Y4]-[.Y7])/[.Y4]" office:value-type="float" office:value="0.0108824628670249" calcext:value-type="float">
            <text:p>0.010882462867025</text:p>
          </table:table-cell>
          <table:table-cell table:style-name="ce112" table:formula="of:=([.Z4]-[.Z7])/[.Z4]" office:value-type="float" office:value="0.00298236713861864" calcext:value-type="float">
            <text:p>0.002982367138619</text:p>
          </table:table-cell>
          <table:table-cell table:style-name="ce112" table:formula="of:=([.AA4]-[.AA7])/[.AA4]" office:value-type="float" office:value="0.0056266012934745" calcext:value-type="float">
            <text:p>0.005626601293475</text:p>
          </table:table-cell>
          <table:table-cell table:style-name="ce54" table:number-columns-repeated="30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1" table:formula="of:=SUM([.D11:.X11])/15" office:value-type="float" office:value="0.00418522410146733" calcext:value-type="float">
            <text:p>0.004185224101467</text:p>
          </table:table-cell>
          <table:table-cell table:style-name="ce13" table:formula="of:=[.B11]" office:value-type="percentage" office:value="0.00418522410146733" calcext:value-type="percentage">
            <text:p>0.42%</text:p>
          </table:table-cell>
          <table:table-cell table:style-name="ce112" table:formula="of:=([.D4]-[.D8])/[.D4]" office:value-type="float" office:value="0.0071381415550717" calcext:value-type="float">
            <text:p>0.007138141555072</text:p>
          </table:table-cell>
          <table:table-cell table:style-name="ce112" table:formula="of:=([.E4]-[.E8])/[.E4]" office:value-type="float" office:value="0" calcext:value-type="float">
            <text:p>0</text:p>
          </table:table-cell>
          <table:table-cell table:style-name="ce112" table:formula="of:=([.F4]-[.F8])/[.F4]" office:value-type="float" office:value="0.000156943283525149" calcext:value-type="float">
            <text:p>0.000156943283525</text:p>
          </table:table-cell>
          <table:table-cell table:style-name="ce112" table:formula="of:=([.G4]-[.G8])/[.G4]" office:value-type="float" office:value="0" calcext:value-type="float">
            <text:p>0</text:p>
          </table:table-cell>
          <table:table-cell table:style-name="ce112" table:formula="of:=([.H4]-[.H8])/[.H4]" office:value-type="float" office:value="0.0066095210572936" calcext:value-type="float">
            <text:p>0.006609521057294</text:p>
          </table:table-cell>
          <table:table-cell table:style-name="ce112" table:formula="of:=([.I4]-[.I8])/[.I4]" office:value-type="float" office:value="0.00260889820638291" calcext:value-type="float">
            <text:p>0.002608898206383</text:p>
          </table:table-cell>
          <table:table-cell table:style-name="ce112" table:formula="of:=([.J4]-[.J8])/[.J4]" office:value-type="float" office:value="0.0041489018398105" calcext:value-type="float">
            <text:p>0.004148901839811</text:p>
          </table:table-cell>
          <table:table-cell table:style-name="ce112" table:formula="of:=([.K4]-[.K8])/[.K4]" office:value-type="float" office:value="0.00610933908390432" calcext:value-type="float">
            <text:p>0.006109339083904</text:p>
          </table:table-cell>
          <table:table-cell table:style-name="ce112" table:formula="of:=([.L4]-[.L8])/[.L4]" office:value-type="float" office:value="0.00418516133833956" calcext:value-type="float">
            <text:p>0.00418516133834</text:p>
          </table:table-cell>
          <table:table-cell table:style-name="ce112" table:formula="of:=([.M4]-[.M8])/[.M4]" office:value-type="float" office:value="0.00848269890792154" calcext:value-type="float">
            <text:p>0.008482698907922</text:p>
          </table:table-cell>
          <table:table-cell table:style-name="ce112" table:formula="of:=([.N4]-[.N8])/[.N4]" office:value-type="float" office:value="0" calcext:value-type="float">
            <text:p>0</text:p>
          </table:table-cell>
          <table:table-cell table:style-name="ce112" table:formula="of:=([.O4]-[.O8])/[.O4]" office:value-type="float" office:value="0.00502822620263901" calcext:value-type="float">
            <text:p>0.005028226202639</text:p>
          </table:table-cell>
          <table:table-cell table:style-name="ce112" table:formula="of:=([.P4]-[.P8])/[.P4]" office:value-type="float" office:value="0.000127858386126429" calcext:value-type="float">
            <text:p>0.000127858386126</text:p>
          </table:table-cell>
          <table:table-cell table:style-name="ce112" table:formula="of:=([.Q4]-[.Q8])/[.Q4]" office:value-type="float" office:value="0.0012531254309871" calcext:value-type="float">
            <text:p>0.001253125430987</text:p>
          </table:table-cell>
          <table:table-cell table:style-name="ce112" table:formula="of:=([.R4]-[.R8])/[.R4]" office:value-type="float" office:value="0" calcext:value-type="float">
            <text:p>0</text:p>
          </table:table-cell>
          <table:table-cell table:style-name="ce112" table:formula="of:=([.S4]-[.S8])/[.S4]" office:value-type="float" office:value="0.0100555823763792" calcext:value-type="float">
            <text:p>0.010055582376379</text:p>
          </table:table-cell>
          <table:table-cell table:style-name="ce112" table:formula="of:=([.T4]-[.T8])/[.T4]" office:value-type="float" office:value="0.00140677218014906" calcext:value-type="float">
            <text:p>0.001406772180149</text:p>
          </table:table-cell>
          <table:table-cell table:style-name="ce112" table:formula="of:=([.U4]-[.U8])/[.U4]" office:value-type="float" office:value="-4.71626954709179E-015" calcext:value-type="float">
            <text:p>-4.71626954709179E-15</text:p>
          </table:table-cell>
          <table:table-cell table:style-name="ce112" table:formula="of:=([.V4]-[.V8])/[.V4]" office:value-type="float" office:value="0.00546719167348465" calcext:value-type="float">
            <text:p>0.005467191673485</text:p>
          </table:table-cell>
          <table:table-cell table:style-name="ce112" table:formula="of:=([.W4]-[.W8])/[.W4]" office:value-type="float" office:value="0" calcext:value-type="float">
            <text:p>0</text:p>
          </table:table-cell>
          <table:table-cell table:style-name="ce112" table:formula="of:=([.X4]-[.X8])/[.X4]" office:value-type="float" office:value="0" calcext:value-type="float">
            <text:p>0</text:p>
          </table:table-cell>
          <table:table-cell table:style-name="ce112" table:formula="of:=([.Y4]-[.Y8])/[.Y4]" office:value-type="float" office:value="0.00588905089545601" calcext:value-type="float">
            <text:p>0.005889050895456</text:p>
          </table:table-cell>
          <table:table-cell table:style-name="ce112" table:formula="of:=([.Z4]-[.Z8])/[.Z4]" office:value-type="float" office:value="0.00345893095973804" calcext:value-type="float">
            <text:p>0.003458930959738</text:p>
          </table:table-cell>
          <table:table-cell table:style-name="ce112" table:formula="of:=([.AA4]-[.AA8])/[.AA4]" office:value-type="float" office:value="0.00613299158483843" calcext:value-type="float">
            <text:p>0.006132991584838</text:p>
          </table:table-cell>
          <table:table-cell table:style-name="ce54" table:number-columns-repeated="30"/>
          <table:table-cell table:number-columns-repeated="6"/>
        </table:table-row>
        <table:table-row table:style-name="ro6">
          <table:table-cell table:style-name="ce4" table:number-columns-spanned="2" table:number-rows-spanned="1"/>
          <table:covered-table-cell table:style-name="ce11" table:formula="of:=SUM([.D12:.X12])/22" office:value-type="float" office:value="0" calcext:value-type="float">
            <text:p>0</text:p>
          </table:covered-table-cell>
          <table:table-cell table:style-name="ce11"/>
          <table:table-cell table:style-name="ce18" office:value-type="string" calcext:value-type="string" table:number-columns-spanned="21" table:number-rows-spanned="1">
            <text:p>Relative difference of the fitness value in comparison with the optimal value if known</text:p>
          </table:table-cell>
          <table:covered-table-cell table:style-name="ce16"/>
          <table:covered-table-cell table:style-name="ce24"/>
          <table:covered-table-cell table:number-columns-repeated="5" table:style-name="ce16"/>
          <table:covered-table-cell table:style-name="ce24"/>
          <table:covered-table-cell table:number-columns-repeated="2" table:style-name="ce16"/>
          <table:covered-table-cell table:style-name="ce24"/>
          <table:covered-table-cell table:number-columns-repeated="7" table:style-name="ce16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3, m = 10%</text:p>
          </table:table-cell>
          <table:table-cell table:style-name="ce11" table:formula="of:=SUM([.D13:.X13])/9" office:value-type="float" office:value="-0.0199629248276218" calcext:value-type="float">
            <text:p>-0.019962924827622</text:p>
          </table:table-cell>
          <table:table-cell table:style-name="ce13" table:formula="of:=[.B13]*(-1)" office:value-type="percentage" office:value="0.0199629248276218" calcext:value-type="percentage">
            <text:p>2.00%</text:p>
          </table:table-cell>
          <table:table-cell table:style-name="ce112"/>
          <table:table-cell table:style-name="ce112" table:formula="of:=([.E3]-[.E7])/[.E3]" office:value-type="float" office:value="-0.0289795277272982" calcext:value-type="float">
            <text:p>-0.028979527727298</text:p>
          </table:table-cell>
          <table:table-cell table:style-name="ce112" table:formula="of:=([.F3]-[.F7])/[.F3]" office:value-type="float" office:value="-0.0338418019689401" calcext:value-type="float">
            <text:p>-0.03384180196894</text:p>
          </table:table-cell>
          <table:table-cell/>
          <table:table-cell table:style-name="ce112" table:formula="of:=([.H3]-[.H7])/[.H3]" office:value-type="float" office:value="-0.0302253259157691" calcext:value-type="float">
            <text:p>-0.030225325915769</text:p>
          </table:table-cell>
          <table:table-cell table:style-name="ce112" table:formula="of:=([.I3]-[.I7])/[.I3]" office:value-type="float" office:value="-0.0306828003457217" calcext:value-type="float">
            <text:p>-0.030682800345722</text:p>
          </table:table-cell>
          <table:table-cell/>
          <table:table-cell table:style-name="ce112" table:formula="of:=([.K3]-[.K7])/[.K3]" office:value-type="float" office:value="-0.0141090900408473" calcext:value-type="float">
            <text:p>-0.014109090040847</text:p>
          </table:table-cell>
          <table:table-cell table:style-name="ce112" table:number-columns-repeated="3"/>
          <table:table-cell table:style-name="ce112" table:formula="of:=([.O3]-[.O7])/[.O3]" office:value-type="float" office:value="-0.00688430271652039" calcext:value-type="float">
            <text:p>-0.00688430271652</text:p>
          </table:table-cell>
          <table:table-cell table:style-name="ce112" table:formula="of:=([.P3]-[.P7])/[.P3]" office:value-type="float" office:value="-0.0180188826692628" calcext:value-type="float">
            <text:p>-0.018018882669263</text:p>
          </table:table-cell>
          <table:table-cell table:style-name="ce112"/>
          <table:table-cell table:style-name="ce112" table:formula="of:=([.R3]-[.R7])/[.R3]" office:value-type="float" office:value="-0.016924592064237" calcext:value-type="float">
            <text:p>-0.016924592064237</text:p>
          </table:table-cell>
          <table:table-cell/>
          <table:table-cell table:style-name="ce112" table:number-columns-repeated="2"/>
          <table:table-cell/>
          <table:table-cell table:style-name="ce112" table:number-columns-repeated="2"/>
          <table:table-cell table:style-name="ce112" table:formula="of:=([.Y3]-[.Y7])/[.Y3]" office:value-type="float" office:value="-0.0147805407331641" calcext:value-type="float">
            <text:p>-0.014780540733164</text:p>
          </table:table-cell>
          <table:table-cell table:style-name="ce112" table:number-columns-repeated="2"/>
          <table:table-cell table:style-name="ce54" table:number-columns-repeated="30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1" table:formula="of:=SUM([.D14:.X14])/9" office:value-type="float" office:value="-0.0187019565320123" calcext:value-type="float">
            <text:p>-0.018701956532012</text:p>
          </table:table-cell>
          <table:table-cell table:style-name="ce13" table:formula="of:=[.B14]*(-1)" office:value-type="percentage" office:value="0.0187019565320123" calcext:value-type="percentage">
            <text:p>1.87%</text:p>
          </table:table-cell>
          <table:table-cell table:style-name="ce112"/>
          <table:table-cell table:style-name="ce112" table:formula="of:=([.E3]-[.E8])/[.E3]" office:value-type="float" office:value="-0.0293730913463366" calcext:value-type="float">
            <text:p>-0.029373091346337</text:p>
          </table:table-cell>
          <table:table-cell table:style-name="ce112" table:formula="of:=([.F3]-[.F8])/[.F3]" office:value-type="float" office:value="-0.0336795474418934" calcext:value-type="float">
            <text:p>-0.033679547441893</text:p>
          </table:table-cell>
          <table:table-cell/>
          <table:table-cell table:style-name="ce112" table:formula="of:=([.H3]-[.H8])/[.H3]" office:value-type="float" office:value="-0.0287709585314348" calcext:value-type="float">
            <text:p>-0.028770958531435</text:p>
          </table:table-cell>
          <table:table-cell table:style-name="ce112" table:formula="of:=([.I3]-[.I8])/[.I3]" office:value-type="float" office:value="-0.0279938538365504" calcext:value-type="float">
            <text:p>-0.02799385383655</text:p>
          </table:table-cell>
          <table:table-cell/>
          <table:table-cell table:style-name="ce112" table:formula="of:=([.K3]-[.K8])/[.K3]" office:value-type="float" office:value="-0.00999488304976669" calcext:value-type="float">
            <text:p>-0.009994883049767</text:p>
          </table:table-cell>
          <table:table-cell table:style-name="ce112" table:number-columns-repeated="3"/>
          <table:table-cell table:style-name="ce112" table:formula="of:=([.O3]-[.O8])/[.O3]" office:value-type="float" office:value="-0.00339108261153243" calcext:value-type="float">
            <text:p>-0.003391082611532</text:p>
          </table:table-cell>
          <table:table-cell table:style-name="ce112" table:formula="of:=([.P3]-[.P8])/[.P3]" office:value-type="float" office:value="-0.0181895999063595" calcext:value-type="float">
            <text:p>-0.01818959990636</text:p>
          </table:table-cell>
          <table:table-cell table:style-name="ce112"/>
          <table:table-cell table:style-name="ce112" table:formula="of:=([.R3]-[.R8])/[.R3]" office:value-type="float" office:value="-0.016924592064237" calcext:value-type="float">
            <text:p>-0.016924592064237</text:p>
          </table:table-cell>
          <table:table-cell/>
          <table:table-cell table:style-name="ce112" table:number-columns-repeated="2"/>
          <table:table-cell/>
          <table:table-cell table:style-name="ce112" table:number-columns-repeated="2"/>
          <table:table-cell table:style-name="ce112" table:formula="of:=([.Y3]-[.Y8])/[.Y3]" office:value-type="float" office:value="-0.0199035085407102" calcext:value-type="float">
            <text:p>-0.01990350854071</text:p>
          </table:table-cell>
          <table:table-cell table:style-name="ce112" table:number-columns-repeated="2"/>
          <table:table-cell table:style-name="ce54" table:number-columns-repeated="30"/>
          <table:table-cell table:number-columns-repeated="6"/>
        </table:table-row>
        <table:table-row table:style-name="ro5" table:number-rows-repeated="2">
          <table:table-cell table:style-name="ce6" table:number-columns-repeated="57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E(h)</text:p>
          </table:table-cell>
          <table:table-cell table:style-name="ce6" table:number-columns-repeated="54"/>
          <table:table-cell table:number-columns-repeated="6"/>
        </table:table-row>
        <table:table-row table:style-name="ro5">
          <table:table-cell table:style-name="ce5" office:value-type="string" calcext:value-type="string">
            <text:p>size = 3, m = 10%</text:p>
          </table:table-cell>
          <table:table-cell table:style-name="ce12" table:formula="of:=[.C13]" office:value-type="percentage" office:value="0.0199629248276218" calcext:value-type="percentage">
            <text:p>2.00%</text:p>
          </table:table-cell>
          <table:table-cell table:style-name="ce12" table:formula="of:=[.C10]" office:value-type="percentage" office:value="0.00392821903871534" calcext:value-type="percentage">
            <text:p>0.39%</text:p>
          </table:table-cell>
          <table:table-cell table:style-name="ce6" table:number-columns-repeated="54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14]" office:value-type="percentage" office:value="0.0187019565320123" calcext:value-type="percentage">
            <text:p>1.87%</text:p>
          </table:table-cell>
          <table:table-cell table:style-name="ce12" table:formula="of:=[.C11]" office:value-type="percentage" office:value="0.00418522410146733" calcext:value-type="percentage">
            <text:p>0.42%</text:p>
          </table:table-cell>
          <table:table-cell table:style-name="ce6" table:number-columns-repeated="54"/>
          <table:table-cell table:number-columns-repeated="6"/>
        </table:table-row>
        <table:table-row table:style-name="ro5" table:number-rows-repeated="10">
          <table:table-cell table:style-name="ce6" table:number-columns-repeated="57"/>
          <table:table-cell table:number-columns-repeated="6"/>
        </table:table-row>
        <table:table-row table:style-name="ro5" table:number-rows-repeated="1048546">
          <table:table-cell table:number-columns-repeated="63"/>
        </table:table-row>
        <table:table-row table:style-name="ro5">
          <table:table-cell table:number-columns-repeated="63"/>
        </table:table-row>
      </table:table>
      <table:table table:name="Sheet2" table:style-name="ta1">
        <table:table-column table:style-name="co18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1"/>
        </table:table-row>
        <table:table-row table:style-name="ro5">
          <table:table-cell table:number-columns-repeated="4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6:06:33.883207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7T16:16:39.725938646</dc:date>
    <meta:editing-duration>P2DT12H26M12S</meta:editing-duration>
    <meta:editing-cycles>104</meta:editing-cycles>
    <meta:generator>LibreOffice/6.4.2.2$MacOSX_X86_64 LibreOffice_project/4e471d8c02c9c90f512f7f9ead8875b57fcb1ec3</meta:generator>
    <meta:document-statistic meta:table-count="2" meta:cell-count="203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18:RESULTS.B19" chart:data-source-has-labels="column" svg:x="2.077cm" svg:y="0.345cm" svg:width="18.635cm" svg:height="14.98cm">
          <chartooo:coordinate-region svg:x="3.768cm" svg:y="0.646cm" svg:width="16.944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18:RESULTS.A19"/>
          </chart:axis>
          <chart:axis chart:dimension="y" chart:name="primary-y" chart:style-name="ch5">
            <chart:title svg:x="0.305cm" svg:y="7.114cm" chart:style-name="ch6">
              <text:p>E(opt)</text:p>
            </chart:title>
            <chart:grid chart:style-name="ch7" chart:class="major"/>
          </chart:axis>
          <chart:series chart:style-name="ch8" chart:values-cell-range-address="RESULTS.B18:RESULTS.B19" chart:class="chart:bar"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ize = 3, m = 10%</text:p>
                <draw:g>
                  <svg:desc>RESULTS.A18:RESULTS.A19</svg:desc>
                </draw:g>
              </table:table-cell>
              <table:table-cell office:value-type="float" office:value="0.0199629248276218">
                <text:p>0.0199629248276218</text:p>
                <draw:g>
                  <svg:desc>RESULTS.B18:RESULTS.B19</svg:desc>
                </draw:g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187019565320123">
                <text:p>0.0187019565320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chart:axis-label-position="outside-start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18:RESULTS.A19 RESULTS.C18:RESULTS.C19" chart:data-source-has-labels="column" svg:x="2.077cm" svg:y="0.345cm" svg:width="18.635cm" svg:height="14.98cm">
          <chartooo:coordinate-region svg:x="3.768cm" svg:y="0.647cm" svg:width="16.944cm" svg:height="10.765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18:RESULTS.A19"/>
          </chart:axis>
          <chart:axis chart:dimension="y" chart:name="primary-y" chart:style-name="ch5">
            <chart:title svg:x="0.305cm" svg:y="7.112cm" chart:style-name="ch6">
              <text:p>I(h)</text:p>
            </chart:title>
            <chart:grid chart:style-name="ch7" chart:class="major"/>
          </chart:axis>
          <chart:series chart:style-name="ch8" chart:values-cell-range-address="RESULTS.C18:RESULTS.C1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ize = 3, m = 10%</text:p>
                <draw:g>
                  <svg:desc>RESULTS.A18:RESULTS.A19</svg:desc>
                </draw:g>
              </table:table-cell>
              <table:table-cell office:value-type="float" office:value="0.00392821903871534">
                <text:p>0.00392821903871534</text:p>
                <draw:g>
                  <svg:desc>RESULTS.C18:RESULTS.C19</svg:desc>
                </draw:g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0418522410146733">
                <text:p>0.004185224101467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